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2023-11-3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2020-12-1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2016-11-14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2015-11-1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2012-11-2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2009-12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1995-11-0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1989-11-03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1988-12-05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225</text:p>
          </table:table-cell>
          <table:table-cell office:value-type="string" calcext:value-type="string">
            <text:p>1959-09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